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style>
    <style:style style:name="T1" style:family="text">
      <style:text-properties fo:font-variant="normal" fo:text-transform="none" fo:color="#000000" style:font-name="sans-serif" fo:font-size="9.75pt" fo:letter-spacing="normal" fo:font-style="normal" fo:font-weight="bold"/>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font-size="9.75pt" fo:letter-spacing="normal" fo:font-style="italic" fo:font-weight="normal"/>
    </style:style>
    <style:style style:name="T4"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ugusta Ada King, Countess of Lovelace</text:span><text:span text:style-name="T2"> (10 December 1815 – 27 November 1852), born </text:span><text:span text:style-name="T1">Augusta Ada Byron</text:span><text:span text:style-name="T2"> and now commonly known as</text:span><text:span text:style-name="T1">Ada Lovelace</text:span><text:span text:style-name="T2">, was an English mathematician and writer chiefly known for her work on </text:span><text:a xlink:type="simple" xlink:href="http://en.wikipedia.org/wiki/Charles_Babbage"><text:span text:style-name="T4">Charles Babbage</text:span></text:a><text:span text:style-name="T2">'s early mechanical general-purpose computer, the </text:span><text:a xlink:type="simple" xlink:href="http://en.wikipedia.org/wiki/Analytical_Engine"><text:span text:style-name="T4">Analytical Engine</text:span></text:a><text:span text:style-name="T2">. Her notes on the engine include what is recognised as the first </text:span><text:a xlink:type="simple" xlink:href="http://en.wikipedia.org/wiki/Algorithm"><text:span text:style-name="T4">algorithm</text:span></text:a><text:span text:style-name="T2"> intended to be carried out by a machine. Because of this, she is often described as the world's first computer </text:span><text:a xlink:type="simple" xlink:href="http://en.wikipedia.org/wiki/Programmer"><text:span text:style-name="T4">programmer</text:span></text:a><text:span text:style-name="T2">.</text:span></text:p>
      <text:p text:style-name="P1"><text:span text:style-name="T2">Lovelace was born 10 December 1815 as the only </text:span><text:a xlink:type="simple" xlink:href="http://en.wikipedia.org/wiki/Legitimacy_(law)"><text:span text:style-name="T4">legitimate</text:span></text:a><text:span text:style-name="T2"> child of the poet </text:span><text:a xlink:type="simple" xlink:href="http://en.wikipedia.org/wiki/Lord_Byron"><text:span text:style-name="T4">Lord Byron</text:span></text:a><text:span text:style-name="T2"> and his wife </text:span><text:a xlink:type="simple" xlink:href="http://en.wikipedia.org/wiki/Anne_Isabella_Byron,_Baroness_Byron"><text:span text:style-name="T4">Anne Isabella Byron</text:span></text:a><text:span text:style-name="T2">.</text:span><text:span text:style-name="T4"> </text:span><text:span text:style-name="T2">All </text:span><text:a xlink:type="simple" xlink:href="http://en.wikipedia.org/wiki/Lord_Byron#Children"><text:span text:style-name="T4">Byron's other children</text:span></text:a><text:span text:style-name="T2"> were born out of wedlock.</text:span><text:span text:style-name="T4"> </text:span><text:span text:style-name="T2">Byron separated from his wife a month after Ada was born and left England forever four months later, eventually dying of disease in the </text:span><text:a xlink:type="simple" xlink:href="http://en.wikipedia.org/wiki/Greek_War_of_Independence"><text:span text:style-name="T4">Greek War of Independence</text:span></text:a><text:span text:style-name="T2"> when Ada was eight years old. Ada's mother remained bitter at Lord Byron and promoted Ada's interest in mathematics and logic in an effort to prevent her from developing what she saw as the </text:span><text:a xlink:type="simple" xlink:href="http://en.wikipedia.org/wiki/Insanity"><text:span text:style-name="T4">insanity</text:span></text:a><text:span text:style-name="T2"> seen in her father, but Ada remained interested in him despite this (and was, upon her eventual death, buried next to him at her request).</text:span></text:p>
      <text:p text:style-name="P1"><text:span text:style-name="T2">Ada described her approach as "poetical science"</text:span><text:span text:style-name="T4"> </text:span><text:span text:style-name="T2">and herself as an "Analyst (&amp; Metaphysician)".</text:span><text:span text:style-name="T4"> </text:span><text:span text:style-name="T2">As a young adult, her mathematical talents led her to an ongoing working relationship and friendship with fellow British mathematician Charles Babbage, and in particular Babbage's work on the Analytical Engine. Between 1842 and 1843, she translated an article by Italian military engineer </text:span><text:a xlink:type="simple" xlink:href="http://en.wikipedia.org/wiki/Luigi_Menabrea"><text:span text:style-name="T4">Luigi Menabrea</text:span></text:a><text:span text:style-name="T2"> on the engine, which she supplemented with an elaborate set of notes of her own, simply called </text:span><text:span text:style-name="T3">Notes</text:span><text:span text:style-name="T2">. These notes contain what many consider to be the first computer program—that is, an algorithm designed to be carried out by a machine. Lovelace's notes are important in the early </text:span><text:a xlink:type="simple" xlink:href="http://en.wikipedia.org/wiki/History_of_computers"><text:span text:style-name="T4">history of computers</text:span></text:a><text:span text:style-name="T2">. She also developed a vision on the capability of computers to go beyond mere calculating or number-crunching while others, including Babbage himself, focused only on those capabilities.</text:span><text:span text:style-name="T4"> </text:span><text:span text:style-name="T2">Ada's mind-set of "poetical science" led her to ask basic questions about the Analytical Engine (as shown in her notes) examining how individuals and society relate to technology as a collaborative too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18:27:18.90</meta:creation-date>
    <meta:document-statistic meta:table-count="0" meta:image-count="0" meta:object-count="0" meta:page-count="1" meta:paragraph-count="3" meta:word-count="366" meta:character-count="2255"/>
    <dc:date>2013-12-29T18:29:13.96</dc:date>
    <meta:editing-duration>PT1M56S</meta:editing-duration>
    <meta:editing-cycles>1</meta:editing-cycles>
    <meta:generator>OpenOffice/4.0.1$Win32 OpenOffice.org_project/401m5$Build-9714</meta:generator>
  </office:meta>
</office:document-meta>
</file>